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cfe42" officeooo:paragraph-rsid="001cfe42"/>
    </style:style>
    <style:style style:name="P2" style:family="paragraph" style:parent-style-name="Standard">
      <style:text-properties officeooo:rsid="001cfe42" officeooo:paragraph-rsid="001cfe42"/>
    </style:style>
    <style:style style:name="P3" style:family="paragraph" style:parent-style-name="Text_20_body">
      <style:text-properties officeooo:rsid="001ef448" officeooo:paragraph-rsid="001ef448"/>
    </style:style>
    <style:style style:name="P4" style:family="paragraph" style:parent-style-name="Text_20_body" style:list-style-name="">
      <style:text-properties officeooo:rsid="00206ca9" officeooo:paragraph-rsid="00206ca9"/>
    </style:style>
    <style:style style:name="P5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">
      <style:paragraph-properties fo:break-before="page"/>
      <style:text-properties officeooo:rsid="00206ca9" officeooo:paragraph-rsid="00206ca9"/>
    </style:style>
    <style:style style:name="P8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T1" style:family="text">
      <style:text-properties officeooo:rsid="001cfe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29_1121165350" text:style-name="Index_20_Link" text:visited-style-name="Index_20_Link">Discover available MBeans and all atributes<text:tab/>2</text:a></text:p>
          <text:p text:style-name="P5"><text:a xlink:type="simple" xlink:href="#__RefHeading___Toc106_1473952931" text:style-name="Index_20_Link" text:visited-style-name="Index_20_Link">Conver string value to number PowerShell<text:tab/>3</text:a></text:p>
          <text:p text:style-name="P8"><text:a xlink:type="simple" xlink:href="#__RefHeading___Toc23_1121165350" text:style-name="Index_20_Link" text:visited-style-name="Index_20_Link">Example with Windows services<text:tab/>3</text:a></text:p>
          <text:p text:style-name="P8"><text:a xlink:type="simple" xlink:href="#__RefHeading___Toc27_1121165350" text:style-name="Index_20_Link" text:visited-style-name="Index_20_Link">List statuses about Sheduled tasks<text:tab/>3</text:a></text:p>
          <text:p text:style-name="P5"><text:a xlink:type="simple" xlink:href="#__RefHeading___Toc25_1121165350" text:style-name="Index_20_Link" text:visited-style-name="Index_20_Link">Setup timescale over PostreSQL 11<text:tab/>4</text:a></text:p>
        </text:index-body>
      </text:table-of-content>
      <text:p text:style-name="P2"/>
      <text:h text:style-name="P7" text:outline-level="1"><text:bookmark-start text:name="__RefHeading___Toc29_1121165350"/>Discover available MBeans and all atributes<text:bookmark-end text:name="__RefHeading___Toc29_1121165350"/></text:h>
      <text:h text:style-name="P4" text:outline-level="1"/>
      <text:h text:style-name="P6" text:outline-level="1"><text:bookmark-start text:name="__RefHeading___Toc106_1473952931"/><text:span text:style-name="T1">Conver string value to number</text:span> PowerShell<text:bookmark-end text:name="__RefHeading___Toc106_1473952931"/></text:h>
      <text:p text:style-name="P1">This topic represents a way to store a metric as a number inside Zabbix database</text:p>
      <text:h text:style-name="Heading_20_2" text:outline-level="2"><text:bookmark-start text:name="__RefHeading___Toc23_1121165350"/>Example with Windows services<text:bookmark-end text:name="__RefHeading___Toc23_1121165350"/></text:h>
      <text:p text:style-name="P1">On Windows Server 2008 zabbix agent may report incorrect status of servives. A workaround is to create UserParameter</text:p>
      <text:p text:style-name="Text_20_body">UserParameter=GetServiceStatus[*],powershell -nologo -command "(Get-Service -Name \"$1\" | foreach { $_.Status }) | foreach { $_ -replace \"Stopped\", \"0\" -replace \"Running\", \"1\" }"</text:p>
      <text:h text:style-name="Heading_20_2" text:outline-level="2"><text:bookmark-start text:name="__RefHeading___Toc27_1121165350"/>List statuses about Sheduled tasks<text:bookmark-end text:name="__RefHeading___Toc27_1121165350"/></text:h>
      <text:p text:style-name="P3"/>
      <text:h text:style-name="P6" text:outline-level="1"><text:bookmark-start text:name="__RefHeading___Toc25_1121165350"/>Setup timescale over PostreSQL 11<text:bookmark-end text:name="__RefHeading___Toc25_1121165350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10:17.197000000</meta:creation-date>
    <meta:generator>LibreOffice/6.0.4.2$Windows_X86_64 LibreOffice_project/9b0d9b32d5dcda91d2f1a96dc04c645c450872bf</meta:generator>
    <dc:date>2019-02-14T12:30:56.636000000</dc:date>
    <meta:editing-duration>PT9M12S</meta:editing-duration>
    <meta:editing-cycles>3</meta:editing-cycles>
    <meta:document-statistic meta:table-count="0" meta:image-count="0" meta:object-count="0" meta:page-count="4" meta:paragraph-count="13" meta:word-count="112" meta:character-count="751" meta:non-whitespace-character-count="652"/>
  </office:meta>
</office:document-meta>
</file>